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787ed" officeooo:paragraph-rsid="000787ed"/>
    </style:style>
    <style:style style:name="P2" style:family="paragraph" style:parent-style-name="Standard">
      <style:text-properties officeooo:rsid="00081661" officeooo:paragraph-rsid="00081661"/>
    </style:style>
    <style:style style:name="P3" style:family="paragraph" style:parent-style-name="Standard">
      <style:text-properties officeooo:rsid="00081661" officeooo:paragraph-rsid="0009b46b"/>
    </style:style>
    <style:style style:name="P4" style:family="paragraph" style:parent-style-name="Standard">
      <style:text-properties officeooo:rsid="0009b46b" officeooo:paragraph-rsid="0009b46b"/>
    </style:style>
    <style:style style:name="P5" style:family="paragraph" style:parent-style-name="Standard">
      <style:text-properties officeooo:rsid="0009b46b" officeooo:paragraph-rsid="000dabd1"/>
    </style:style>
    <style:style style:name="P6" style:family="paragraph" style:parent-style-name="Standard">
      <style:text-properties officeooo:paragraph-rsid="0009b46b"/>
    </style:style>
    <style:style style:name="P7" style:family="paragraph" style:parent-style-name="Standard">
      <style:text-properties officeooo:paragraph-rsid="000a82bc"/>
    </style:style>
    <style:style style:name="P8" style:family="paragraph" style:parent-style-name="Standard">
      <style:text-properties style:text-underline-style="solid" style:text-underline-width="auto" style:text-underline-color="font-color" officeooo:rsid="00081661" officeooo:paragraph-rsid="00081661"/>
    </style:style>
    <style:style style:name="P9" style:family="paragraph" style:parent-style-name="Standard">
      <style:text-properties style:text-underline-style="solid" style:text-underline-width="auto" style:text-underline-color="font-color" officeooo:rsid="0009b46b" officeooo:paragraph-rsid="0009b46b"/>
    </style:style>
    <style:style style:name="T1" style:family="text">
      <style:text-properties officeooo:rsid="0009b46b"/>
    </style:style>
    <style:style style:name="T2" style:family="text">
      <style:text-properties officeooo:rsid="000a256b"/>
    </style:style>
    <style:style style:name="T3" style:family="text">
      <style:text-properties officeooo:rsid="000a82bc"/>
    </style:style>
    <style:style style:name="T4" style:family="text">
      <style:text-properties fo:color="#9cdcfe" style:font-name="Droid Sans Mono" fo:font-size="10.5pt" fo:font-weight="normal" fo:background-color="#1e1e1e" loext:char-shading-value="0"/>
    </style:style>
    <style:style style:name="T5" style:family="text">
      <style:text-properties fo:color="#d4d4d4" style:font-name="Droid Sans Mono" fo:font-size="10.5pt" fo:font-weight="normal" fo:background-color="#1e1e1e" loext:char-shading-value="0"/>
    </style:style>
    <style:style style:name="T6" style:family="text">
      <style:text-properties fo:color="#dcdcaa" style:font-name="Droid Sans Mono" fo:font-size="10.5pt" fo:font-weight="normal" fo:background-color="#1e1e1e" loext:char-shading-value="0"/>
    </style:style>
    <style:style style:name="T7" style:family="text">
      <style:text-properties fo:color="#b5cea8" style:font-name="Droid Sans Mono" fo:font-size="10.5pt" fo:font-weight="normal" fo:background-color="#1e1e1e" loext:char-shading-value="0"/>
    </style:style>
    <style:style style:name="T8" style:family="text">
      <style:text-properties officeooo:rsid="000b9e12"/>
    </style:style>
    <style:style style:name="T9" style:family="text">
      <style:text-properties officeooo:rsid="000d0b12"/>
    </style:style>
    <style:style style:name="T10" style:family="text">
      <style:text-properties officeooo:rsid="000dabd1"/>
    </style:style>
    <style:style style:name="T11" style:family="text">
      <style:text-properties officeooo:rsid="00116cf0"/>
    </style:style>
    <style:style style:name="T12" style:family="text">
      <style:text-properties officeooo:rsid="0011c455"/>
    </style:style>
    <style:style style:name="T13" style:family="text">
      <style:text-properties officeooo:rsid="0011e55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//Adrián Berenguer Agulló, 74445262N</text:p>
      <text:p text:style-name="P2"/>
      <text:p text:style-name="P8">1. Estructuras de datos</text:p>
      <text:p text:style-name="P2"/>
      <text:p text:style-name="P2"><text:tab/>- 1.1 Nodo</text:p>
      <text:p text:style-name="P2"><text:tab/><text:tab/>El nodo contiene 5 variables, 3 de tipo double, una de tipo Sol y otra de tipo unsigned, el nodo lo usaremos para crearnos una cola de prioridad la cual usaremos más adelante en nuestro programa.</text:p>
      <text:p text:style-name="P2"/>
      <text:p text:style-name="P2"><text:tab/>- 1.2 Lista de nodos vivos</text:p>
      <text:p text:style-name="P3"><text:tab/><text:tab/><text:span text:style-name="T3">Se usa una cola de prioridad para obtener los distintos valores necesarios para a continuación poder realizar las podas.</text:span></text:p>
      <text:p text:style-name="P7"><text:span text:style-name="T3"><text:tab/>La estructura seguida con la cola es </text:span><text:span text:style-name="T4">n</text:span><text:span text:style-name="T5"> </text:span><text:span text:style-name="T6">=</text:span><text:span text:style-name="T5"> </text:span><text:span text:style-name="T4">pq</text:span><text:span text:style-name="T5">.</text:span><text:span text:style-name="T6">top</text:span><text:span text:style-name="T5">(); <text:s/></text:span><text:span text:style-name="T4">value</text:span><text:span text:style-name="T5"> = </text:span><text:span text:style-name="T6">get</text:span><text:span text:style-name="T5">&lt;</text:span><text:span text:style-name="T7">1</text:span><text:span text:style-name="T5">&gt;(</text:span><text:span text:style-name="T4">n</text:span><text:span text:style-name="T5">); </text:span><text:span text:style-name="T4">weight</text:span><text:span text:style-name="T5"> = </text:span><text:span text:style-name="T6">get</text:span><text:span text:style-name="T5">&lt;</text:span><text:span text:style-name="T7">2</text:span><text:span text:style-name="T5">&gt;(</text:span><text:span text:style-name="T4">n</text:span><text:span text:style-name="T5">); <text:s/></text:span><text:span text:style-name="T4">x</text:span><text:span text:style-name="T5"> </text:span><text:span text:style-name="T6">=</text:span><text:span text:style-name="T5"> </text:span><text:span text:style-name="T6">get</text:span><text:span text:style-name="T5">&lt;</text:span><text:span text:style-name="T7">3</text:span><text:span text:style-name="T5">&gt;(</text:span><text:span text:style-name="T4">n</text:span><text:span text:style-name="T5">); </text:span><text:span text:style-name="T4">k</text:span><text:span text:style-name="T5"> = </text:span><text:span text:style-name="T6">get</text:span><text:span text:style-name="T5">&lt;</text:span><text:span text:style-name="T7">4</text:span><text:span text:style-name="T5">&gt;(</text:span><text:span text:style-name="T4">n</text:span><text:span text:style-name="T5">); </text:span><text:span text:style-name="T4">pq</text:span><text:span text:style-name="T5">.</text:span><text:span text:style-name="T6">pop</text:span><text:span text:style-name="T5">();</text:span></text:p>
      <text:p text:style-name="P3"/>
      <text:p text:style-name="P9">2. Mecanismos de poda</text:p>
      <text:p text:style-name="P3"/>
      <text:p text:style-name="P4"><text:tab/>- 2.1 Poda de nodos no factibles</text:p>
      <text:p text:style-name="P3"><text:tab/><text:tab/><text:span text:style-name="T3">El mecanismo de poda de los nodos no factibles </text:span><text:span text:style-name="T8">consiste en comprobar que el nuevo peso calculado con anterioridad sea menor al peso máximo ofrecido por el problema, de esta manera se descartan los nodos no factibles.</text:span></text:p>
      <text:p text:style-name="P3"><text:tab/><text:tab/></text:p>
      <text:p text:style-name="P4"><text:tab/>- 2.2 Poda de nodos no prometedores</text:p>
      <text:p text:style-name="P3"><text:tab/><text:tab/><text:span text:style-name="T8">Un nodo no prometedor se detecta cuando el valor calculado para ser uno de los nodos prometedores es menor que el mejor valor.</text:span></text:p>
      <text:p text:style-name="P3"><text:tab/><text:tab/></text:p>
      <text:p text:style-name="P9">3. Cotas pesimistas y optimistas</text:p>
      <text:p text:style-name="P4"><text:tab/></text:p>
      <text:p text:style-name="P4"><text:tab/>- 3.1 Cota pesimista inicial<text:tab/></text:p>
      <text:p text:style-name="P4"><text:tab/><text:tab/><text:span text:style-name="T9">La cota pesimista inicial consiste en el uso del algoritmo de la heurística voraz de la mochila discreta </text:span><text:span text:style-name="T11">en su primera llamada en el código es para el valor inicial</text:span><text:span text:style-name="T9">.</text:span></text:p>
      <text:p text:style-name="P4"><text:tab/><text:tab/></text:p>
      <text:p text:style-name="P4"><text:tab/>- 3.2 Cota pesimista del resto de nodos</text:p>
      <text:p text:style-name="P4"><text:tab/><text:tab/><text:span text:style-name="T11">La cota pesimista para el resto de nodos se realiza más tarde en el código con una segunda llamada a este algoritmo voraz de la mochila discreta para obtener los siguientes nodos.</text:span></text:p>
      <text:p text:style-name="P4"><text:tab/></text:p>
      <text:p text:style-name="P4"><text:tab/>- 3.3 Cota optimista</text:p>
      <text:p text:style-name="P5"><text:tab/><text:tab/><text:span text:style-name="T10">La cota optimista de los nodos consiste en el uso del algoritmo de la mochila continua para calcular los nodos necesarios.</text:span><text:tab/><text:tab/></text:p>
      <text:p text:style-name="P4"/>
      <text:p text:style-name="P9">4. Otros medios empleados para acelerar la búsqueda</text:p>
      <text:p text:style-name="P4"><text:tab/><text:span text:style-name="T10">En esta práctica no he tenido tiempo para tratar de acelerar la búsqueda debido a la época de exámenes y a que tengo unos tiempos muy factibles para ser buenos tiempos.</text:span></text:p>
      <text:p text:style-name="P4"><text:tab/><text:span text:style-name="T12">Únicamente he realizado la ordenación de los vectores con las funciones iota y sort sólo una vez en el código y es en el módulo knapsack, el módulo principal para no repetirlo en cada uno de los algoritmos que <text:s/>usa este módulo para su realización. Lo cual en comparación es un ahorro de varias milésimas de tiempo en la obtención de la solución.</text:span></text:p>
      <text:p text:style-name="P4"/>
      <text:p text:style-name="P4"/>
      <text:p text:style-name="P4"/>
      <text:p text:style-name="P9"><text:soft-page-break/>5. Estudio comparativo de distintas estrategias de búsqueda</text:p>
      <text:p text:style-name="P4"><text:tab/><text:span text:style-name="T10">A la hora de realizar una comparación entre el método de poda de esta práctica y el método de backtracking de la anterior práctica podemos observar que la estrategia de poda realizada en esta práctica es mas resolutiva y más rápida respecto al tiempo utilizado. Por tanto damos prioridad a la estrategia de poda sobre la estrategia de backtracking a la hora de obtener las cotas y los nodos.</text:span></text:p>
      <text:p text:style-name="P4"/>
      <text:p text:style-name="P4"/>
      <text:p text:style-name="P9">6. Tiempos de ejecución</text:p>
      <text:p text:style-name="P4"/>
      <text:p text:style-name="P4"><text:tab/>- Fichero potter_n04r.def: <text:s/><text:span text:style-name="T2">0.007 </text:span>ms. <text:s/><text:tab/></text:p>
      <text:p text:style-name="P4"/>
      <text:p text:style-name="P4"><text:tab/>- Fichero potter_n15.def: <text:s/><text:span text:style-name="T2">0.068 </text:span>ms.</text:p>
      <text:p text:style-name="P4"/>
      <text:p text:style-name="P4"><text:tab/>- Fichero potter_n20.def: <text:s/><text:span text:style-name="T2">0.042 </text:span>ms.</text:p>
      <text:p text:style-name="P4"/>
      <text:p text:style-name="P4"><text:tab/>- Fichero potter_n30.def: <text:s/><text:span text:style-name="T2">25.125 </text:span>ms.</text:p>
      <text:p text:style-name="P4"/>
      <text:p text:style-name="P4"><text:tab/>- Fichero potter_n40.def: <text:s/><text:span text:style-name="T2">0.374 </text:span>ms.</text:p>
      <text:p text:style-name="P4"/>
      <text:p text:style-name="P4"><text:tab/>- Fichero potter_n50.def: <text:s/><text:span text:style-name="T2">89.304</text:span> ms.</text:p>
      <text:p text:style-name="P4"/>
      <text:p text:style-name="P4"><text:tab/>- Fichero potter_n60.def: <text:s/><text:span text:style-name="T2">7.345</text:span> ms.</text:p>
      <text:p text:style-name="P4"/>
      <text:p text:style-name="P6"><text:span text:style-name="T1"><text:tab/>- Fichero potter_n70.def: <text:s/></text:span><text:span text:style-name="T2">4632.2 </text:span><text:span text:style-name="T1">ms.</text:span></text:p>
      <text:p text:style-name="P4"/>
      <text:p text:style-name="P6"><text:span text:style-name="T1"><text:tab/>- Fichero potter_n80.def: <text:s/></text:span><text:span text:style-name="T2">61577.8 </text:span><text:span text:style-name="T1">ms.</text:span></text:p>
      <text:p text:style-name="P4"/>
      <text:p text:style-name="P4"><text:tab/>- Fichero potter_n90.def: <text:s/>? ms.</text:p>
      <text:p text:style-name="P6"/>
      <text:p text:style-name="P4"><text:tab/>- Fichero potter_n100.def: <text:s/>? ms.</text:p>
      <text:p text:style-name="P4"/>
      <text:p text:style-name="P6"><text:span text:style-name="T1"><text:tab/>- Fichero potter_n120.def: <text:s/></text:span><text:span text:style-name="T2">352.107 </text:span><text:span text:style-name="T1">ms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787ed" officeooo:paragraph-rsid="000787ed"/>
    </style:style>
    <style:style style:name="MT1" style:family="text">
      <style:text-properties officeooo:rsid="0011e55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Grupo ARA</text:span><text:tab/><text:tab/><text:span text:style-name="MT1">Análisis y Diseño de Algoritmos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9T13:26:55.942826825</meta:creation-date>
    <dc:date>2021-05-19T19:46:39.755705322</dc:date>
    <meta:editing-duration>PT15M35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2" meta:paragraph-count="43" meta:word-count="528" meta:character-count="3120" meta:non-whitespace-character-count="2563"/>
  </office:meta>
</office:document-meta>
</file>